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01c68" officeooo:paragraph-rsid="00101c68"/>
    </style:style>
    <style:style style:name="P2" style:family="paragraph" style:parent-style-name="Text_20_body">
      <style:text-properties officeooo:rsid="00984f09" officeooo:paragraph-rsid="000ec346"/>
    </style:style>
    <style:style style:name="P3" style:family="paragraph" style:parent-style-name="Text_20_body">
      <style:text-properties officeooo:rsid="007557af" officeooo:paragraph-rsid="000ec346"/>
    </style:style>
    <style:style style:name="P4" style:family="paragraph" style:parent-style-name="Text_20_body">
      <style:text-properties officeooo:rsid="007a07fd" officeooo:paragraph-rsid="000ec346"/>
    </style:style>
    <style:style style:name="P5" style:family="paragraph" style:parent-style-name="Text_20_body">
      <style:text-properties officeooo:rsid="007d7606" officeooo:paragraph-rsid="000ec346"/>
    </style:style>
    <style:style style:name="P6" style:family="paragraph" style:parent-style-name="Text_20_body">
      <style:text-properties officeooo:rsid="007badbe" officeooo:paragraph-rsid="000ec346"/>
    </style:style>
    <style:style style:name="P7" style:family="paragraph" style:parent-style-name="Text_20_body">
      <style:text-properties officeooo:rsid="0081cae3" officeooo:paragraph-rsid="000ec346"/>
    </style:style>
    <style:style style:name="P8" style:family="paragraph" style:parent-style-name="Text_20_body">
      <style:text-properties officeooo:rsid="00847ed9" officeooo:paragraph-rsid="000ec346"/>
    </style:style>
    <style:style style:name="P9" style:family="paragraph" style:parent-style-name="Text_20_body">
      <style:text-properties officeooo:rsid="0085482e" officeooo:paragraph-rsid="000ec346"/>
    </style:style>
    <style:style style:name="P10" style:family="paragraph" style:parent-style-name="Text_20_body">
      <style:text-properties officeooo:rsid="008e84e7" officeooo:paragraph-rsid="000ec346"/>
    </style:style>
    <style:style style:name="P11" style:family="paragraph" style:parent-style-name="Text_20_body">
      <style:text-properties officeooo:rsid="00101c68" officeooo:paragraph-rsid="00101c68"/>
    </style:style>
    <style:style style:name="P12" style:family="paragraph" style:parent-style-name="Heading_20_1">
      <style:text-properties officeooo:paragraph-rsid="000ec346"/>
    </style:style>
    <style:style style:name="P13" style:family="paragraph" style:parent-style-name="Heading_20_2">
      <style:text-properties officeooo:paragraph-rsid="000ec346"/>
    </style:style>
    <style:style style:name="T1" style:family="text">
      <style:text-properties fo:font-style="normal" style:font-style-asian="normal" style:font-style-complex="normal"/>
    </style:style>
    <style:style style:name="T2" style:family="text">
      <style:text-properties fo:font-style="normal" officeooo:rsid="00918937" style:font-style-asian="normal" style:font-style-complex="normal"/>
    </style:style>
    <style:style style:name="T3" style:family="text">
      <style:text-properties fo:font-style="normal" officeooo:rsid="0083253c" style:font-style-asian="normal" style:font-style-complex="normal"/>
    </style:style>
    <style:style style:name="T4" style:family="text">
      <style:text-properties fo:font-style="normal" officeooo:rsid="0085482e" style:font-style-asian="normal" style:font-style-complex="normal"/>
    </style:style>
    <style:style style:name="T5" style:family="text">
      <style:text-properties fo:font-style="normal" officeooo:rsid="008613ff" style:font-style-asian="normal" style:font-style-complex="normal"/>
    </style:style>
    <style:style style:name="T6" style:family="text">
      <style:text-properties fo:font-style="normal" officeooo:rsid="0087402a" style:font-style-asian="normal" style:font-style-complex="normal"/>
    </style:style>
    <style:style style:name="T7" style:family="text">
      <style:text-properties fo:font-style="normal" officeooo:rsid="0088aa1e" style:font-style-asian="normal" style:font-style-complex="normal"/>
    </style:style>
    <style:style style:name="T8" style:family="text">
      <style:text-properties fo:font-style="normal" officeooo:rsid="00ae001e" style:font-style-asian="normal" style:font-style-complex="normal"/>
    </style:style>
    <style:style style:name="T9" style:family="text">
      <style:text-properties fo:font-style="normal" officeooo:rsid="00a241f4" style:font-style-asian="normal" style:font-style-complex="normal"/>
    </style:style>
    <style:style style:name="T10" style:family="text">
      <style:text-properties fo:font-style="normal" officeooo:rsid="00896c2d" style:font-style-asian="normal" style:font-style-complex="normal"/>
    </style:style>
    <style:style style:name="T11" style:family="text">
      <style:text-properties fo:font-style="normal" officeooo:rsid="008a23ef" style:font-style-asian="normal" style:font-style-complex="normal"/>
    </style:style>
    <style:style style:name="T12" style:family="text">
      <style:text-properties fo:font-style="normal" officeooo:rsid="008bc7d4" style:font-style-asian="normal" style:font-style-complex="normal"/>
    </style:style>
    <style:style style:name="T13" style:family="text">
      <style:text-properties fo:font-style="normal" officeooo:rsid="008e84e7" style:font-style-asian="normal" style:font-style-complex="normal"/>
    </style:style>
    <style:style style:name="T14" style:family="text">
      <style:text-properties fo:font-style="normal" officeooo:rsid="00984f09" style:font-style-asian="normal" style:font-style-complex="normal"/>
    </style:style>
    <style:style style:name="T15" style:family="text">
      <style:text-properties fo:font-style="normal" officeooo:rsid="008fa4b4" style:font-style-asian="normal" style:font-style-complex="normal"/>
    </style:style>
    <style:style style:name="T16" style:family="text">
      <style:text-properties fo:font-style="normal" officeooo:rsid="00970c60" style:font-style-asian="normal" style:font-style-complex="normal"/>
    </style:style>
    <style:style style:name="T17" style:family="text">
      <style:text-properties fo:font-style="normal" officeooo:rsid="00904dea" style:font-style-asian="normal" style:font-style-complex="normal"/>
    </style:style>
    <style:style style:name="T18" style:family="text">
      <style:text-properties fo:font-style="normal" officeooo:rsid="00906a0d" style:font-style-asian="normal" style:font-style-complex="normal"/>
    </style:style>
    <style:style style:name="T19" style:family="text">
      <style:text-properties fo:font-style="normal" officeooo:rsid="00101c68" style:font-style-asian="normal" style:font-style-complex="normal"/>
    </style:style>
    <style:style style:name="T20" style:family="text">
      <style:text-properties fo:font-style="normal" officeooo:rsid="00109fc3" style:font-style-asian="normal" style:font-style-complex="normal"/>
    </style:style>
    <style:style style:name="T21" style:family="text">
      <style:text-properties officeooo:rsid="003d97c5"/>
    </style:style>
    <style:style style:name="T22" style:family="text">
      <style:text-properties officeooo:rsid="007752b3"/>
    </style:style>
    <style:style style:name="T23" style:family="text">
      <style:text-properties fo:font-style="italic" style:font-style-asian="italic" style:font-style-complex="italic"/>
    </style:style>
    <style:style style:name="T24" style:family="text">
      <style:text-properties fo:font-style="italic" officeooo:rsid="00b16b4c" style:font-style-asian="italic" style:font-style-complex="italic"/>
    </style:style>
    <style:style style:name="T25" style:family="text">
      <style:text-properties fo:font-style="italic" officeooo:rsid="0085482e" style:font-style-asian="italic" style:font-style-complex="italic"/>
    </style:style>
    <style:style style:name="T26" style:family="text">
      <style:text-properties officeooo:rsid="00b16b4c"/>
    </style:style>
    <style:style style:name="T27" style:family="text">
      <style:text-properties officeooo:rsid="00ae001e"/>
    </style:style>
    <style:style style:name="T28" style:family="text">
      <style:text-properties officeooo:rsid="007fd409"/>
    </style:style>
    <style:style style:name="T29" style:family="text">
      <style:text-properties officeooo:rsid="007d7606"/>
    </style:style>
    <style:style style:name="T30" style:family="text">
      <style:text-properties officeooo:rsid="00828107"/>
    </style:style>
    <style:style style:name="T31" style:family="text">
      <style:text-properties officeooo:rsid="00101c68"/>
    </style:style>
    <style:style style:name="T32" style:family="text">
      <style:text-properties officeooo:rsid="00102e4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1">5. D</text:span>iscussion</text:h>
      <text:h text:style-name="P13" text:outline-level="2"><text:bookmark-start text:name="__RefHeading___Toc21237_1931310146"/>5.1. Accounting for degree distribution shape in the interaction networks of online communities<text:bookmark-end text:name="__RefHeading___Toc21237_1931310146"/></text:h>
      <text:p text:style-name="P3">Our simulation model incorporates two forces. The first one is preferential attachment; the second is onboarding. The former is meant to represent the rich-get-richer effect observed in many real-world social networks; <text:span text:style-name="T22">the latter is meant to represent the onboarding action of moderators and community managers. The former's effect is known to lead to the emergence of an in-degree distribution that approximates a power-law model. The latter's effect is more subtle, because it is in turn composed of two effects. The first one consists in the direct action of the moderator, which <text:s/>always targets the newcomer; the second one by the actions that might be undertaken as a result of well-executed onboarding policy. </text:span></text:p>
      <text:p text:style-name="P4">The direct action of the moderators creates edges pointing to nodes <text:span text:style-name="T24">not</text:span> selected by preferential attachment – this is definitional of online community management. What (non-moderator) participants in the online community do as a result of moderator activity is not as clear cut. In our simulation model, fully successful onboarding results in extra edges, some of which point to nodes selected by preferential attachment, others to nodes selected otherwise. </text:p>
      <text:p text:style-name="P5"><text:span text:style-name="T26">Also, o</text:span>nboarding only targets newcomers in online communities. <text:span text:style-name="T31">I</text:span>t concerns weakly connected participants in the community. By <text:span text:style-name="T31">engaging in it</text:span>, moderators hope to help some <text:span text:style-name="T27">shy</text:span> newcomers turn into active, respected, sought out community members. Once this process is under way, however, moderators have no reason to continue to <text:span text:style-name="T31">continue encouraging </text:span>the same individuals. <text:span text:style-name="T28">In terms of our model, this means that newcomers, after having being onboarded, are going to receive new edges by preferential attachment only. It is therefore reasonable to expect that the in-degree distributions generated by our model display a heavy tail, with the frequency of highly connected nodes following a reasonable approximation of a power law. The overall result of onboarding, then, is an in-degree distribution with power-law behavior for high values of </text:span><text:span text:style-name="T28"><draw:frame draw:style-name="fr1" draw:name="Object74" text:anchor-type="as-char" svg:y="-3.77mm" svg:width="4.25mm" svg:height="4.69mm" draw:z-index="0"><draw:object xlink:href="./Object 1" xlink:type="simple" xlink:show="embed" xlink:actuate="onLoad"/><draw:image xlink:href="./ObjectReplacements/Object 1" xlink:type="simple" xlink:show="embed" xlink:actuate="onLoad"/><svg:desc>formula</svg:desc></draw:frame></text:span><text:span text:style-name="T28"> and non-power law behavior for low (close to 1) values of </text:span><text:span text:style-name="T28"><draw:frame draw:style-name="fr1" draw:name="Object75" text:anchor-type="as-char" svg:y="-3.77mm" svg:width="4.25mm" svg:height="4.69mm" draw:z-index="1"><draw:object xlink:href="./Object 2" xlink:type="simple" xlink:show="embed" xlink:actuate="onLoad"/><draw:image xlink:href="./ObjectReplacements/Object 2" xlink:type="simple" xlink:show="embed" xlink:actuate="onLoad"/><svg:desc>formula</svg:desc></draw:frame></text:span><text:span text:style-name="T28">. This is indeed what we observe. </text:span></text:p>
      <text:p text:style-name="P6">Non-preferential attachment selection of edge targets leads to a poorer fit of <text:span text:style-name="T29">power-law models to the in-degree distributions of the interaction networks of online communities where onboarding is present. This effect takes two forms. The first one is that, when onboarding is present, fitting a power-law model to the network's in-degree distribution and then running goodness-of-fit tests return a lower p-value than the p-value returned by the same test when onboarding is absent. The second effect is that, with onboarding, the value of </text:span><text:span text:style-name="T29"><draw:frame draw:style-name="fr1" draw:name="Object76" text:anchor-type="as-char" svg:y="-3.77mm" svg:width="8.1mm" svg:height="5.33mm" draw:z-index="2"><draw:object xlink:href="./Object 3" xlink:type="simple" xlink:show="embed" xlink:actuate="onLoad"/><draw:image xlink:href="./ObjectReplacements/Object 3" xlink:type="simple" xlink:show="embed" xlink:actuate="onLoad"/><svg:desc>formula</svg:desc></draw:frame></text:span><text:span text:style-name="T29">that minimizes the Kolmogorov-Smirnov distance between the best-fit power-law model and the observed data tends to be higher than without onboarding.</text:span></text:p>
      <text:p text:style-name="P7">Our specification of the model accounts for an apparent paradox: the deviation of the observed networks' <text:span text:style-name="T31">in-</text:span>degree distributions from power-law behaviour is greater when onboarding is present, but completely ineffective. Ineffective onboarding <text:span text:style-name="T30">only </text:span>adds edges <text:span text:style-name="T30">directly created by moderators,</text:span> <text:span text:style-name="T23">none</text:span><text:span text:style-name="T1"> of which are allocated across existing nodes by preferential attachment. As onboarding gets more effective, even more edges are added; some are allocated by preferential attachment</text:span><text:span text:style-name="T3">, and drive the </text:span><text:span text:style-name="T19">in-</text:span><text:span text:style-name="T3">degree distribution back towards a pure power-law behavior. </text:span></text:p>
      <text:p text:style-name="P11"><text:soft-page-break/><text:span text:style-name="T1">The level of community responsiveness does not appear to impact the shape of the in-degree distribution. This is somewhat surprising: using the control group as a benchmark, executing the onboarding policy adds, at each time step, one edge whose target is not allocated by preferential attachment, and this one edge seems to have a significant impact in pulling the shape of the in-degree distribution away from a good fit with a power-law model for weakly connected nodes. However, when we add a second non-preferential attachment allocated edge (via community response to the newcomer reaching out), this does not appear to have any additional impact</text:span><text:span text:style-name="T1"><text:note text:id="ftn1" text:note-class="footnote"><text:note-citation>1</text:note-citation><text:note-body><text:p text:style-name="P1">This statement concerns only the shape of the in-degree distribution, the focus of this paper. Other characteristics of the interaction networks are naturally influenced by community responsiveness; <text:span text:style-name="T32">higher values of the responsiveness parameter leads to a greater number of edges, and therefore, all other things being equal, to higher connectivity, lower average distance and so on. </text:span></text:p></text:note-body></text:note></text:span><text:span text:style-name="T1">. </text:span></text:p>
      <text:h text:style-name="P13" text:outline-level="2"><text:bookmark-start text:name="__RefHeading___Toc21239_1931310146"/><text:span text:style-name="T3">5.</text:span><text:span text:style-name="T1">2. Limitations</text:span><text:bookmark-end text:name="__RefHeading___Toc21239_1931310146"/></text:h>
      <text:p text:style-name="P8"><text:span text:style-name="T3">W</text:span><text:span text:style-name="T1">e undertook this research work in the hope of discovering a simple test that could be used to assess the presence and effectiveness of online community management policies, onboarding among them. The guiding idea is that the agency of online community managers and moderators is guided by a logic other than the rich-get-richer dynamics that spontaneously arises in many social networks. Such dynamics is associated to </text:span><text:span text:style-name="T4">power-law shaped </text:span><text:span text:style-name="T1">degree distributions, </text:span><text:span text:style-name="T4">which we can regard as the default state for social interaction networks</text:span><text:span text:style-name="T1">: </text:span><text:span text:style-name="T4">we conjecture that, whenever the interaction network of an online community does </text:span><text:span text:style-name="T25">not</text:span><text:span text:style-name="T4"> have the shape of a power law, some agency is at work. We furthermore conjecture that the precise nature of such deviations can be interpreted, and ultimately that different social forces at work on an online community each leave their different mathematical signatures on the community's interaction network. Such signatures could, in principle, be read in the precise form of the deviation of the degree distribution from its default state. </text:span></text:p>
      <text:p text:style-name="P9"><text:span text:style-name="T1">Our results are in accordance with the first conjecture. Applying onboarding to our simulated community, in whatever form, results in </text:span><text:span text:style-name="T5">degree distributions that are markedly more distant from pure power-law behavior than we find in our control group. </text:span><text:span text:style-name="T6">However, we do not find a monotonic relationship between onboarding's effectiveness and the distance of the resulting </text:span><text:span text:style-name="T20">in</text:span><text:span text:style-name="T6">degree distribution from a pure power-law form. When we observe real-world online community whose interaction networks do not have a full power-law form </text:span><text:span text:style-name="T7">(like those of </text:span><text:span text:style-name="T8">S</text:span><text:span text:style-name="T7">ection 3.1); even though we are informed that they do empl</text:span><text:span text:style-name="T9">o</text:span><text:span text:style-name="T7">y onboarding policies; and even if we knew that onboarding policies are the only factor likely to affect the patterns of interaction within those communities, we could still not conclude from the form of their </text:span><text:span text:style-name="T20">in-</text:span><text:span text:style-name="T7">degree distributions how effective these policies are. </text:span><text:span text:style-name="T20">Given timestamped data on user interaction (which are in fact available for every online community), a test of onboarding effectiveness could conceivably be based on studying the variation over time of the goodness-of-fit of the interaction network's in-degree distribution from its power-law model; but this requires further modeling and reflection. </text:span></text:p>
      <text:p text:style-name="P9"><text:span text:style-name="T10">The high dimensionality of the </text:span><text:span text:style-name="T11">problem</text:span><text:span text:style-name="T10"> space is also a limitation. </text:span><text:span text:style-name="T11">As stylized as it is, our model has several parameters interacting in complex ways: the number of edges generated at each time step, the additional attractiveness parameter, the probabilit</text:span><text:span text:style-name="T12">y that the newcomer reacts to the onboarding action, and the probability that such reaction attracts the attention of some other participant, that engages in conversation with the newcomer. This problem is compounded by the model's nontrivial </text:span><text:soft-page-break/><text:span text:style-name="T12">computational intensity</text:span><text:span text:style-name="T13">. </text:span></text:p>
      <text:h text:style-name="P13" text:outline-level="2"><text:bookmark-start text:name="__RefHeading___Toc21467_1931310146"/><text:span text:style-name="T13">5.3. Directions for f</text:span><text:span text:style-name="T1">urther research</text:span><text:bookmark-end text:name="__RefHeading___Toc21467_1931310146"/></text:h>
      <text:p text:style-name="P10"><text:span text:style-name="T1">There are </text:span><text:span text:style-name="T14">three</text:span><text:span text:style-name="T1"> obvious directions in which our work could be taken further. The most obvious one is a full and systematic exploration of the parameter space, with the goal of assessing </text:span><text:span text:style-name="T15">our results'</text:span><text:span text:style-name="T1"> robustness with respect to </text:span><text:span text:style-name="T15">model </text:span><text:span text:style-name="T1">specification. In this paper we restrict ourselves to the presence and effectiveness of the onboarding action in a baseline model which is closely modeled on Dorogovtsev's and Mendes's results [1</text:span><text:span text:style-name="T16">6</text:span><text:span text:style-name="T1">]; it would be useful to test for how these results carry through as we alter other parameters of the model, such as the number of edges </text:span><text:span text:style-name="T1"><draw:frame draw:style-name="fr1" draw:name="Object80" text:anchor-type="as-char" svg:y="-3.77mm" svg:width="5.17mm" svg:height="4.69mm" draw:z-index="3"><draw:object xlink:href="./Object 4" xlink:type="simple" xlink:show="embed" xlink:actuate="onLoad"/><draw:image xlink:href="./ObjectReplacements/Object 4" xlink:type="simple" xlink:show="embed" xlink:actuate="onLoad"/><svg:desc>formula</svg:desc></draw:frame></text:span><text:span text:style-name="T1"> created at each time step, the </text:span><text:span text:style-name="T15">additional </text:span><text:span text:style-name="T1">attractiveness parameter </text:span><text:span text:style-name="T1"><draw:frame draw:style-name="fr1" draw:name="Object81" text:anchor-type="as-char" svg:y="-3.77mm" svg:width="5.26mm" svg:height="4.69mm" draw:z-index="4"><draw:object xlink:href="./Object 5" xlink:type="simple" xlink:show="embed" xlink:actuate="onLoad"/><draw:image xlink:href="./ObjectReplacements/Object 5" xlink:type="simple" xlink:show="embed" xlink:actuate="onLoad"/><svg:desc>formula</svg:desc></draw:frame></text:span><text:span text:style-name="T1">. In the same vein, we would gain analytical granularity by resolving the effectiveness parameter </text:span><text:span text:style-name="T1"><draw:frame draw:style-name="fr1" draw:name="Object82" text:anchor-type="as-char" svg:y="-2.19mm" svg:width="4.46mm" svg:height="2.43mm" draw:z-index="5"><draw:object xlink:href="./Object 6" xlink:type="simple" xlink:show="embed" xlink:actuate="onLoad"/><draw:image xlink:href="./ObjectReplacements/Object 6" xlink:type="simple" xlink:show="embed" xlink:actuate="onLoad"/><svg:desc>formula</svg:desc></draw:frame></text:span><text:span text:style-name="T1"> into its components </text:span><text:span text:style-name="T1"><draw:frame draw:style-name="fr1" draw:name="Object83" text:anchor-type="as-char" svg:y="-2.19mm" svg:width="5.73mm" svg:height="3.72mm" draw:z-index="6"><draw:object xlink:href="./Object 7" xlink:type="simple" xlink:show="embed" xlink:actuate="onLoad"/><draw:image xlink:href="./ObjectReplacements/Object 7" xlink:type="simple" xlink:show="embed" xlink:actuate="onLoad"/><svg:desc>formula</svg:desc></draw:frame></text:span><text:span text:style-name="T1"> and </text:span><text:span text:style-name="T1"><draw:frame draw:style-name="fr1" draw:name="Object84" text:anchor-type="as-char" svg:y="-2.19mm" svg:width="5.73mm" svg:height="3.72mm" draw:z-index="7"><draw:object xlink:href="./Object 8" xlink:type="simple" xlink:show="embed" xlink:actuate="onLoad"/><draw:image xlink:href="./ObjectReplacements/Object 8" xlink:type="simple" xlink:show="embed" xlink:actuate="onLoad"/><svg:desc>formula</svg:desc></draw:frame></text:span><text:span text:style-name="T1">.</text:span></text:p>
      <text:p text:style-name="P10"><text:span text:style-name="T1">A second direction for further research would be to </text:span><text:span text:style-name="T15">attempt to make the model into a more realistic description of a real-world online community. Such an attempt would draw attention onto how some real-world phenomena, when incorporated in the model, influence its results. It would also carry the advantage of allowing online community management professional to more easily interact with the model and critique it. Several issues that could be investigated in this vein come to mind. For example, we could relax the assum</text:span><text:span text:style-name="T17">p</text:span><text:span text:style-name="T15">tion that the additional attractiveness parameter </text:span><text:span text:style-name="T15"><draw:frame draw:style-name="fr1" draw:name="Object85" text:anchor-type="as-char" svg:y="-3.77mm" svg:width="5.26mm" svg:height="4.69mm" draw:z-index="8"><draw:object xlink:href="./Object 9" xlink:type="simple" xlink:show="embed" xlink:actuate="onLoad"/><draw:image xlink:href="./ObjectReplacements/Object 9" xlink:type="simple" xlink:show="embed" xlink:actuate="onLoad"/><svg:desc>formula</svg:desc></draw:frame></text:span><text:span text:style-name="T15"> is identical for all nodes, </text:span><text:span text:style-name="T17">allowing for different nodes in the network to attract incoming edges at different rates (a phenomenon known as multiscaling [</text:span><text:span text:style-name="T16">6</text:span><text:span text:style-name="T17">]). Secondly, we could introduce a relationship between out-degree and in-degree: this would reflect the fact that , in an online community, reaching out to others (which translates in increasing one's own out-degree in the interaction network) is a good way to get noticed and attract incoming comments (which translates in an increas in one's in-degree). Thirdly, we could work with online community manager professionals to model more precisely the action of online community managers: in this paper we assume that community managers recommend newcomers to </text:span><text:span text:style-name="T18">reach out to </text:span><text:span text:style-name="T2">existing participants, targeting with higher probability those with higher in-degrees; alternatives could be considered, for example uniformly random allocation or, in a model with multiscaling, targeting with higher probability participants with higher attractiveness. Finally, we could extend the model to consider not only onboarding, but other community management policies as well. Again, this would require close cooperation with online community management professionals.</text:span></text:p>
      <text:p text:style-name="P2"><text:span text:style-name="T2">A </text:span><text:span text:style-name="T1">third direction for further research would attempt to gauge the influence of onboarding and other community management policies on network topology by indicators other than the shape of its degree distribution, such as the presence of subcommunit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6-18T10:51:52.632040000</meta:creation-date>
    <dc:date>2015-06-18T19:52:37.111694000</dc:date>
    <dc:creator>Alberto Cottica</dc:creator>
    <meta:editing-duration>PT24M28S</meta:editing-duration>
    <meta:editing-cycles>4</meta:editing-cycles>
    <meta:generator>LibreOffice/4.4.3.2$MacOSX_X86_64 LibreOffice_project/88805f81e9fe61362df02b9941de8e38a9b5fd16</meta:generator>
    <meta:document-statistic meta:table-count="0" meta:image-count="0" meta:object-count="9" meta:page-count="3" meta:paragraph-count="17" meta:word-count="1540" meta:character-count="10143" meta:non-whitespace-character-count="8603"/>
  </office:meta>
</office:document-meta>
</file>

<file path=Object 1/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i>k</mi>
    <annotation encoding="StarMath 5.0">k</annotation>
  </semantics>
</math>
</file>

<file path=Object 3/content.xml><?xml version="1.0" encoding="utf-8"?>
<math xmlns="http://www.w3.org/1998/Math/MathML" display="block">
  <semantics>
    <msub>
      <mi>k</mi>
      <mi mathvariant="italic">min</mi>
    </msub>
    <annotation encoding="StarMath 5.0">k_min</annotation>
  </semantics>
</math>
</file>

<file path=Object 4/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i mathvariant="normal">ν</mi>
    <annotation encoding="StarMath 5.0">%nu</annotation>
  </semantics>
</math>
</file>

<file path=Object 7/content.xml><?xml version="1.0" encoding="utf-8"?>
<math xmlns="http://www.w3.org/1998/Math/MathML" display="block">
  <semantics>
    <msub>
      <mi mathvariant="normal">ν</mi>
      <mn>1</mn>
    </msub>
    <annotation encoding="StarMath 5.0">%nu_{ 1 }</annotation>
  </semantics>
</math>
</file>

<file path=Object 8/content.xml><?xml version="1.0" encoding="utf-8"?>
<math xmlns="http://www.w3.org/1998/Math/MathML" display="block">
  <semantics>
    <msub>
      <mi mathvariant="normal">ν</mi>
      <mn>2</mn>
    </msub>
    <annotation encoding="StarMath 5.0">%nu_{ 2 }</annotation>
  </semantics>
</math>
</file>

<file path=Object 9/content.xml><?xml version="1.0" encoding="utf-8"?>
<math xmlns="http://www.w3.org/1998/Math/MathML" display="block">
  <semantics>
    <mi>A</mi>
    <annotation encoding="StarMath 5.0">A</annotation>
  </semantics>
</math>
</file>